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424in" fo:margin-left="-0.075in" table:align="left" style:writing-mode="lr-tb"/>
    </style:style>
    <style:style style:name="Table1.A" style:family="table-column">
      <style:table-column-properties style:column-width="2.634in"/>
    </style:style>
    <style:style style:name="Table1.B" style:family="table-column">
      <style:table-column-properties style:column-width="1.9271in"/>
    </style:style>
    <style:style style:name="Table1.C" style:family="table-column">
      <style:table-column-properties style:column-width="2.28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54pt" fo:font-style="italic" fo:font-weight="bold" officeooo:rsid="000a40ad" officeooo:paragraph-rsid="000fe94c" style:font-size-asian="54pt" style:font-style-asian="italic" style:font-weight-asian="bold" style:font-size-complex="54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54pt" fo:language="ru" fo:country="RU" fo:font-style="italic" fo:font-weight="bold" officeooo:rsid="000a40ad" officeooo:paragraph-rsid="000fe94c" style:font-size-asian="54pt" style:font-style-asian="italic" style:font-weight-asian="bold" style:font-size-complex="54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style="normal" fo:font-weight="normal" officeooo:rsid="00118caf" officeooo:paragraph-rsid="00118ca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style="normal" fo:font-weight="normal" officeooo:rsid="00158354" officeooo:paragraph-rsid="0015835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fo:language="ru" fo:country="RU" fo:font-style="normal" fo:font-weight="bold" officeooo:rsid="00118caf" officeooo:paragraph-rsid="00118caf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language="ru" fo:country="RU" fo:font-style="normal" fo:font-weight="bold" officeooo:rsid="0014a324" officeooo:paragraph-rsid="0014a324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style="normal" fo:font-weight="bold" officeooo:rsid="0014a324" officeooo:paragraph-rsid="0014a324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fo:language="ru" fo:country="RU" fo:font-style="normal" fo:font-weight="bold" officeooo:rsid="00158354" officeooo:paragraph-rsid="00158354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12" style:family="paragraph" style:parent-style-name="Standard">
      <style:paragraph-properties style:snap-to-layout-grid="false"/>
      <style:text-properties fo:color="#000000" style:font-name="Arial" officeooo:paragraph-rsid="001629b3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000000" style:font-name="Arial" officeooo:paragraph-rsid="001629b3" style:font-name-complex="Arial"/>
    </style:style>
    <style:style style:name="P14" style:family="paragraph" style:parent-style-name="Standard">
      <style:paragraph-properties fo:text-align="end" style:justify-single-word="false" style:snap-to-layout-grid="false"/>
      <style:text-properties fo:color="#000000" style:font-name="Arial" officeooo:paragraph-rsid="001629b3" style:font-name-complex="Arial"/>
    </style:style>
    <style:style style:name="P15" style:family="paragraph" style:parent-style-name="Standard">
      <style:text-properties fo:color="#000000" style:font-name="Arial" officeooo:paragraph-rsid="001629b3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fo:color="#000000" style:font-name="Arial" fo:language="ru" fo:country="RU" officeooo:paragraph-rsid="001629b3" style:font-name-complex="Arial"/>
    </style:style>
    <style:style style:name="P17" style:family="paragraph" style:parent-style-name="Standard">
      <style:paragraph-properties fo:text-align="end" style:justify-single-word="false" style:snap-to-layout-grid="false"/>
      <style:text-properties fo:color="#000000" style:font-name="Arial" fo:language="ru" fo:country="RU" officeooo:rsid="001629b3" officeooo:paragraph-rsid="001629b3" style:font-name-complex="Arial"/>
    </style:style>
    <style:style style:name="P18" style:family="paragraph" style:parent-style-name="Standard">
      <style:paragraph-properties fo:text-align="end" style:justify-single-word="false" style:snap-to-layout-grid="false"/>
      <style:text-properties officeooo:rsid="001629b3" officeooo:paragraph-rsid="001629b3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style="normal" fo:font-weight="bold" officeooo:rsid="0014a324" officeooo:paragraph-rsid="0014a324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margin-left="0in" fo:margin-right="0in" fo:text-align="center" style:justify-single-word="false" fo:text-indent="0.3937in" style:auto-text-indent="false"/>
      <style:text-properties fo:color="#000000" style:font-name="Arial" fo:font-size="14pt" fo:letter-spacing="-0.0035in" fo:language="ru" fo:country="RU" fo:font-style="italic" fo:font-weight="bold" officeooo:rsid="000a40ad" officeooo:paragraph-rsid="001629b3" style:font-size-asian="14pt" style:font-style-asian="italic" style:font-weight-asian="bold" style:font-name-complex="Arial" style:font-size-complex="14pt" style:font-style-complex="italic" style:font-weight-complex="bold"/>
    </style:style>
    <style:style style:name="P21" style:family="paragraph" style:parent-style-name="Standard">
      <style:paragraph-properties fo:margin-left="0in" fo:margin-right="0in" fo:text-align="center" style:justify-single-word="false" fo:text-indent="0.3937in" style:auto-text-indent="false"/>
      <style:text-properties fo:color="#000000" style:font-name="Arial" fo:font-size="14pt" fo:font-weight="bold" officeooo:paragraph-rsid="001629b3" style:font-size-asian="14pt" style:font-weight-asian="bold" style:font-name-complex="Arial" style:font-size-complex="14pt"/>
    </style:style>
    <style:style style:name="P22" style:family="paragraph" style:parent-style-name="Standard">
      <style:paragraph-properties fo:margin-left="0in" fo:margin-right="0in" fo:text-align="center" style:justify-single-word="false" fo:text-indent="0.3937in" style:auto-text-indent="false"/>
      <style:text-properties fo:color="#000000" style:font-name="Arial" fo:font-size="14pt" officeooo:paragraph-rsid="001629b3" style:font-size-asian="14pt" style:font-name-complex="Arial" style:font-size-complex="14pt"/>
    </style:style>
    <style:style style:name="P23" style:family="paragraph" style:parent-style-name="Standard" style:master-page-name="Standard">
      <style:paragraph-properties fo:margin-left="0in" fo:margin-right="0in" fo:text-align="center" style:justify-single-word="false" fo:text-indent="0.3937in" style:auto-text-indent="false" style:page-number="auto" fo:break-before="page"/>
      <style:text-properties fo:color="#000000" style:font-name="Arial" fo:font-size="14pt" fo:font-weight="bold" officeooo:paragraph-rsid="001629b3" style:font-size-asian="14pt" style:font-weight-asian="bold" style:font-name-complex="Arial" style:font-size-complex="14pt"/>
    </style:style>
    <style:style style:name="P24" style:family="paragraph" style:parent-style-name="Standard">
      <style:paragraph-properties fo:text-align="center" style:justify-single-word="false"/>
      <style:text-properties fo:color="#000000" style:font-name="Arial" fo:font-size="14pt" officeooo:paragraph-rsid="001629b3" style:font-size-asian="14pt" style:font-name-complex="Arial" style:font-size-complex="14pt"/>
    </style:style>
    <style:style style:name="P25" style:family="paragraph" style:parent-style-name="Standard">
      <style:paragraph-properties fo:text-align="center" style:justify-single-word="false"/>
      <style:text-properties fo:color="#000000" style:font-name="Arial" fo:font-size="14pt" fo:font-weight="bold" officeooo:paragraph-rsid="001629b3" style:font-size-asian="14pt" style:font-weight-asian="bold" style:font-name-complex="Arial" style:font-size-complex="14pt"/>
    </style:style>
    <style:style style:name="P26" style:family="paragraph" style:parent-style-name="Standard">
      <style:paragraph-properties fo:text-align="center" style:justify-single-word="false"/>
      <style:text-properties fo:color="#000000" style:font-name="Arial" fo:font-size="15pt" fo:letter-spacing="-0.0035in" officeooo:paragraph-rsid="001629b3" style:font-size-asian="15pt" style:font-name-complex="Arial" style:font-size-complex="15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style:font-name="Arial" fo:font-weight="bold" officeooo:paragraph-rsid="001629b3" style:font-weight-asian="bold" style:font-name-complex="Arial"/>
    </style:style>
    <style:style style:name="P28" style:family="paragraph" style:parent-style-name="Standard">
      <style:paragraph-properties fo:text-align="center" style:justify-single-word="false"/>
      <style:text-properties fo:language="ru" fo:country="RU" officeooo:paragraph-rsid="001629b3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officeooo:rsid="000fe94c"/>
    </style:style>
    <style:style style:name="T2" style:family="text">
      <style:text-properties officeooo:rsid="00136bad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7f0055" style:font-name="Monospace" fo:font-size="10pt" style:font-size-asian="10pt"/>
    </style:style>
    <style:style style:name="T6" style:family="text">
      <style:text-properties fo:color="#7f0055" style:font-name="Monospace" fo:font-size="10pt" style:font-size-asian="10pt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fo:font-weight="bold" style:font-size-asian="10pt" style:font-weight-asian="bold"/>
    </style:style>
    <style:style style:name="T10" style:family="text">
      <style:text-properties fo:color="#000000" style:font-name="Monospace" fo:font-size="10pt" fo:font-weight="bold" style:font-size-asian="10pt" style:font-weight-asian="bold"/>
    </style:style>
    <style:style style:name="T11" style:family="text">
      <style:text-properties fo:color="#000000" style:font-name="Arial" fo:font-size="14pt" fo:letter-spacing="-0.0035in" style:font-size-asian="14pt" style:font-name-complex="Arial" style:font-size-complex="14pt" style:font-weight-complex="bold"/>
    </style:style>
    <style:style style:name="T12" style:family="text">
      <style:text-properties fo:color="#000000" style:font-name="Arial" fo:font-size="14pt" fo:letter-spacing="-0.0035in" officeooo:rsid="001629b3" style:font-size-asian="14pt" style:font-name-complex="Arial" style:font-size-complex="14pt" style:font-weight-complex="bold"/>
    </style:style>
    <style:style style:name="T13" style:family="text">
      <style:text-properties fo:color="#000000" style:font-name="Arial" fo:font-size="15pt" fo:letter-spacing="-0.0035in" style:font-size-asian="15pt" style:font-name-complex="Arial" style:font-size-complex="15pt" style:font-weight-complex="bold"/>
    </style:style>
    <style:style style:name="T14" style:family="text">
      <style:text-properties fo:color="#000000" style:font-name="Arial" fo:language="ru" fo:country="RU" style:font-name-complex="Arial"/>
    </style:style>
    <style:style style:name="T15" style:family="text">
      <style:text-properties fo:color="#000000" style:font-name="Arial" style:font-name-complex="Arial"/>
    </style:style>
    <style:style style:name="T16" style:family="text">
      <style:text-properties fo:color="#2a00ff" style:font-name="Monospace" fo:font-size="10pt" style:font-size-asian="10pt"/>
    </style:style>
    <style:style style:name="T17" style:family="text">
      <style:text-properties fo:color="#2a00ff" style:font-name="Monospace" fo:font-size="10pt" style:font-size-asian="10pt"/>
    </style:style>
    <style:style style:name="T18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19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20" style:family="text">
      <style:text-properties fo:color="#642880" style:font-name="Monospace" fo:font-size="10pt" fo:font-weight="bold" style:font-size-asian="10pt" style:font-weight-asian="bold"/>
    </style:style>
    <style:style style:name="T21" style:family="text">
      <style:text-properties fo:color="#642880" style:font-name="Monospace" fo:font-size="10pt" fo:font-weight="bold" style:font-size-asian="10pt" style:font-weight-asian="bold"/>
    </style:style>
    <style:style style:name="T22" style:family="text">
      <style:text-properties fo:color="#3f7f5f" style:font-name="Monospace" fo:font-size="10pt" style:font-size-asian="10pt"/>
    </style:style>
    <style:style style:name="T23" style:family="text">
      <style:text-properties fo:color="#3f7f5f" style:font-name="Monospace" fo:font-size="10pt" style:font-size-asian="10pt"/>
    </style:style>
    <style:style style:name="T24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5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6" style:family="text">
      <style:text-properties fo:font-weight="bold" style:font-weight-asian="bold"/>
    </style:style>
    <style:style style:name="T27" style:family="text">
      <style:text-properties officeooo:rsid="001629b3"/>
    </style:style>
    <style:style style:name="T28" style:family="text">
      <style:text-properties officeooo:rsid="0016ed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осковский государственный технический</text:p>
      <text:p text:style-name="P21">университет им. Н.Э. Баумана.</text:p>
      <text:p text:style-name="P21"/>
      <text:p text:style-name="P22">Факультет «Информатика и управление»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Кафедра ИУ5. Курс «Основы информатики»</text:p>
      <text:p text:style-name="P24"/>
      <text:p text:style-name="P24">Отчет по лабораторной работе №2</text:p>
      <text:p text:style-name="P28"><text:span text:style-name="T11">«</text:span><text:span text:style-name="T12">Нахождение корней квадратного трехчлена</text:span><text:span text:style-name="T11">»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Выполнил: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Проверил:</text:p>
          </table:table-cell>
        </table:table-row>
        <table:table-row table:style-name="Table1.1">
          <table:table-cell table:style-name="Table1.A1" office:value-type="string">
            <text:p text:style-name="P14">студент группы ИУ5-1<text:span text:style-name="T27">1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преподаватель каф. ИУ5</text:p>
          </table:table-cell>
        </table:table-row>
        <table:table-row table:style-name="Table1.1">
          <table:table-cell table:style-name="Table1.A1" office:value-type="string">
            <text:p text:style-name="P17">Белоусов Евгений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span text:style-name="T14">Козлов А.Д.</text:span></text:p>
          </table:table-cell>
        </table:table-row>
        <table:table-row table:style-name="Table1.1">
          <table:table-cell table:style-name="Table1.A1" office:value-type="string">
            <text:p text:style-name="P12">Подпись и дата: </text:p>
            <text:p text:style-name="P15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Подпись и дата:</text:p>
          </table:table-cell>
        </table:table-row>
      </table:table>
      <text:p text:style-name="P24"/>
      <text:p text:style-name="P24"/>
      <text:p text:style-name="P25"/>
      <text:p text:style-name="P25"/>
      <text:p text:style-name="P27"/>
      <text:p text:style-name="P20">Москва, 2009 г.</text:p>
      <text:p text:style-name="P5"><text:soft-page-break/>Описание задания</text:p>
      <text:p text:style-name="P3">Программа получает на вход вещественные коэффициенты a, b, c квадратного уравнения <text:s/>ax^2 + bx + c.</text:p>
      <text:p text:style-name="P3">На выходе программа должна определить количество корней и вывести <text:span text:style-name="T2">их </text:span>корни в «красивом виде»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Код</text:p>
      <text:p text:style-name="P7"><text:span text:style-name="T5">#include</text:span><text:span text:style-name="T7"> </text:span><text:span text:style-name="T16">&lt;iostream&gt;</text:span></text:p>
      <text:p text:style-name="P9"><text:span text:style-name="T3">#include</text:span><text:span text:style-name="T7"> </text:span><text:span text:style-name="T16">&lt;math.h&gt;</text:span></text:p>
      <text:p text:style-name="P9"><text:span text:style-name="T3">#include</text:span><text:span text:style-name="T7"> </text:span><text:span text:style-name="T16">&lt;iomanip&gt;</text:span></text:p>
      <text:p text:style-name="P10"/>
      <text:p text:style-name="P9"><text:span text:style-name="T3">using</text:span><text:span text:style-name="T7"> </text:span><text:span text:style-name="T3">namespace</text:span><text:span text:style-name="T7"> std;</text:span></text:p>
      <text:p text:style-name="P10"/>
      <text:p text:style-name="P10"/>
      <text:p text:style-name="P9"><text:span text:style-name="T3">int</text:span><text:span text:style-name="T7"> </text:span><text:span text:style-name="T9">main</text:span><text:span text:style-name="T7">()</text:span></text:p>
      <text:p text:style-name="P9"><text:span text:style-name="T7">{</text:span></text:p>
      <text:p text:style-name="P9"><text:span text:style-name="T7"><text:tab/></text:span><text:span text:style-name="T20">setlocale</text:span><text:span text:style-name="T7">(LC_ALL, </text:span><text:span text:style-name="T16">"Russian"</text:span><text:span text:style-name="T7">);</text:span></text:p>
      <text:p text:style-name="P9"><text:span text:style-name="T7"><text:tab/></text:span><text:span text:style-name="T3">double</text:span><text:span text:style-name="T7"> a, b, c;</text:span></text:p>
      <text:p text:style-name="P9"><text:span text:style-name="T7"><text:tab/>cout&lt;&lt;</text:span><text:span text:style-name="T16">"</text:span><text:span text:style-name="T18">Введите</text:span><text:span text:style-name="T16">, </text:span><text:span text:style-name="T18">пожалуйста</text:span><text:span text:style-name="T16">, </text:span><text:span text:style-name="T18">коэффициент</text:span><text:span text:style-name="T16"> a в </text:span><text:span text:style-name="T18">уравнении</text:span><text:span text:style-name="T16"> </text:span><text:span text:style-name="T18">типа</text:span><text:span text:style-name="T16"> ax^2+</text:span><text:span text:style-name="T18">bx</text:span><text:span text:style-name="T16">+c"</text:span><text:span text:style-name="T7"> &lt;&lt; </text:span><text:span text:style-name="T20">endl</text:span><text:span text:style-name="T7">;</text:span></text:p>
      <text:p text:style-name="P9"><text:span text:style-name="T7"><text:tab/>cin &gt;&gt; a;</text:span></text:p>
      <text:p text:style-name="P9"><text:span text:style-name="T7"><text:tab/>cout&lt;&lt;</text:span><text:span text:style-name="T16">"</text:span><text:span text:style-name="T18">Введите</text:span><text:span text:style-name="T16">, </text:span><text:span text:style-name="T18">пожалуйста</text:span><text:span text:style-name="T16">, </text:span><text:span text:style-name="T18">коэффициент</text:span><text:span text:style-name="T16"> b в </text:span><text:span text:style-name="T18">уравнении</text:span><text:span text:style-name="T16"> </text:span><text:span text:style-name="T18">типа</text:span><text:span text:style-name="T16"> ax^2+</text:span><text:span text:style-name="T18">bx</text:span><text:span text:style-name="T16">+c"</text:span><text:span text:style-name="T7"> &lt;&lt; </text:span><text:span text:style-name="T20">endl</text:span><text:span text:style-name="T7">;</text:span></text:p>
      <text:p text:style-name="P9"><text:span text:style-name="T7"><text:tab/>cin &gt;&gt; b;</text:span></text:p>
      <text:p text:style-name="P9"><text:span text:style-name="T7"><text:tab/>cout&lt;&lt;</text:span><text:span text:style-name="T16">"</text:span><text:span text:style-name="T18">Введите</text:span><text:span text:style-name="T16">, </text:span><text:span text:style-name="T18">пожалуйста</text:span><text:span text:style-name="T16">, </text:span><text:span text:style-name="T18">коэффициент</text:span><text:span text:style-name="T16"> c в </text:span><text:span text:style-name="T18">уравнении</text:span><text:span text:style-name="T16"> </text:span><text:span text:style-name="T18">типа</text:span><text:span text:style-name="T16"> ax^2+</text:span><text:span text:style-name="T18">bx</text:span><text:span text:style-name="T16">+c"</text:span><text:span text:style-name="T7"> &lt;&lt; </text:span><text:span text:style-name="T20">endl</text:span><text:span text:style-name="T7">;</text:span></text:p>
      <text:p text:style-name="P9"><text:span text:style-name="T7"><text:tab/>cin &gt;&gt; c;</text:span></text:p>
      <text:p text:style-name="P10"/>
      <text:p text:style-name="P9"><text:span text:style-name="T7"><text:tab/></text:span><text:span text:style-name="T22">//</text:span><text:span text:style-name="T24">вывод</text:span><text:span text:style-name="T22"> </text:span><text:span text:style-name="T24">уравнения</text:span><text:span text:style-name="T22">:</text:span></text:p>
      <text:p text:style-name="P9"><text:span text:style-name="T7"><text:tab/></text:span><text:span text:style-name="T3">if</text:span><text:span text:style-name="T7">(a == .0) </text:span><text:span text:style-name="T22">// </text:span><text:span text:style-name="T24">если</text:span><text:span text:style-name="T22"> </text:span><text:span text:style-name="T24">прямая</text:span></text:p>
      <text:p text:style-name="P9"><text:span text:style-name="T7"><text:tab/>{</text:span></text:p>
      <text:p text:style-name="P9"><text:span text:style-name="T7"><text:tab/><text:tab/></text:span><text:span text:style-name="T3">if</text:span><text:span text:style-name="T7">(b == .0) </text:span><text:span text:style-name="T22">// </text:span><text:span text:style-name="T24">если</text:span><text:span text:style-name="T22"> </text:span><text:span text:style-name="T24">прямая</text:span><text:span text:style-name="T22"> </text:span><text:span text:style-name="T24">параллельна</text:span><text:span text:style-name="T22"> OX</text:span></text:p>
      <text:p text:style-name="P9"><text:span text:style-name="T7"><text:tab/><text:tab/>{</text:span></text:p>
      <text:p text:style-name="P9"><text:span text:style-name="T7"><text:tab/><text:tab/><text:tab/>cout &lt;&lt; </text:span><text:span text:style-name="T16">"</text:span><text:span text:style-name="T18">Уравнение</text:span><text:span text:style-name="T16"> "</text:span><text:span text:style-name="T7"> &lt;&lt; c &lt;&lt; </text:span><text:span text:style-name="T16">" = 0"</text:span><text:span text:style-name="T7"> &lt;&lt; </text:span><text:span text:style-name="T20">endl</text:span><text:span text:style-name="T7">;</text:span></text:p>
      <text:p text:style-name="P9"><text:span text:style-name="T7"><text:tab/><text:tab/>}</text:span><text:span text:style-name="T3">else</text:span><text:span text:style-name="T7"> </text:span><text:span text:style-name="T22">// </text:span><text:span text:style-name="T24">прямая</text:span><text:span text:style-name="T22"> </text:span><text:span text:style-name="T24">пересекает</text:span><text:span text:style-name="T22"> OX в </text:span><text:span text:style-name="T24">одной</text:span><text:span text:style-name="T22"> </text:span><text:span text:style-name="T24">точке</text:span></text:p>
      <text:p text:style-name="P9"><text:span text:style-name="T7"><text:tab/><text:tab/>{</text:span></text:p>
      <text:p text:style-name="P9"><text:span text:style-name="T7"><text:tab/><text:tab/><text:tab/></text:span><text:span text:style-name="T3">if</text:span><text:span text:style-name="T7">(c == .0)</text:span></text:p>
      <text:p text:style-name="P9"><text:span text:style-name="T7"><text:tab/><text:tab/><text:tab/>{</text:span></text:p>
      <text:p text:style-name="P9"><text:span text:style-name="T7"><text:tab/><text:tab/><text:tab/><text:tab/>cout &lt;&lt; </text:span><text:span text:style-name="T16">"</text:span><text:span text:style-name="T18">Уравнение</text:span><text:span text:style-name="T16"> "</text:span><text:span text:style-name="T7"> &lt;&lt; b &lt;&lt;</text:span><text:span text:style-name="T16">"x = 0"</text:span><text:span text:style-name="T7"> &lt;&lt; </text:span><text:span text:style-name="T20">endl</text:span><text:span text:style-name="T7">;</text:span></text:p>
      <text:p text:style-name="P9"><text:span text:style-name="T7"><text:tab/><text:tab/><text:tab/>}</text:span><text:span text:style-name="T3">else</text:span></text:p>
      <text:p text:style-name="P9"><text:span text:style-name="T7"><text:tab/><text:tab/><text:tab/>{</text:span></text:p>
      <text:p text:style-name="P9"><text:span text:style-name="T7"><text:tab/><text:tab/><text:tab/><text:tab/>cout &lt;&lt; </text:span><text:span text:style-name="T16">"</text:span><text:span text:style-name="T18">Уравнение</text:span><text:span text:style-name="T16"> "</text:span><text:span text:style-name="T7"> &lt;&lt; b &lt;&lt; </text:span><text:span text:style-name="T16">"x "</text:span><text:span text:style-name="T7">&lt;&lt; showpos &lt;&lt; c &lt;&lt; </text:span><text:span text:style-name="T16">" = <text:tab/><text:tab/><text:tab/><text:tab/><text:tab/>0"</text:span><text:span text:style-name="T7"> &lt;&lt; </text:span><text:span text:style-name="T20">endl</text:span><text:span text:style-name="T7">;</text:span></text:p>
      <text:p text:style-name="P9"><text:span text:style-name="T7"><text:tab/><text:tab/><text:tab/>}</text:span></text:p>
      <text:p text:style-name="P9"><text:span text:style-name="T7"><text:tab/><text:tab/>}</text:span></text:p>
      <text:p text:style-name="P9"><text:span text:style-name="T7"><text:tab/>}</text:span><text:span text:style-name="T3">else</text:span></text:p>
      <text:p text:style-name="P9"><text:span text:style-name="T7"><text:tab/>{</text:span></text:p>
      <text:p text:style-name="P9"><text:span text:style-name="T7"><text:tab/><text:tab/></text:span><text:span text:style-name="T3">if</text:span><text:span text:style-name="T7"> (b ==.0)</text:span></text:p>
      <text:p text:style-name="P9"><text:span text:style-name="T7"><text:tab/><text:tab/>{</text:span></text:p>
      <text:p text:style-name="P9"><text:span text:style-name="T7"><text:tab/><text:tab/><text:tab/></text:span><text:span text:style-name="T3">if</text:span><text:span text:style-name="T7"> (c == .0)</text:span></text:p>
      <text:p text:style-name="P9"><text:span text:style-name="T7"><text:tab/><text:tab/><text:tab/>{</text:span></text:p>
      <text:p text:style-name="P9"><text:span text:style-name="T7"><text:tab/><text:tab/><text:tab/><text:tab/>cout &lt;&lt; </text:span><text:span text:style-name="T16">"</text:span><text:span text:style-name="T18">Уравнение</text:span><text:span text:style-name="T16"> "</text:span><text:span text:style-name="T7"> &lt;&lt; a &lt;&lt; </text:span><text:span text:style-name="T16">"x^2 = 0"</text:span><text:span text:style-name="T7"> &lt;&lt; </text:span><text:span text:style-name="T20">endl</text:span><text:span text:style-name="T7">;</text:span></text:p>
      <text:p text:style-name="P9"><text:span text:style-name="T7"><text:tab/><text:tab/><text:tab/>}</text:span><text:span text:style-name="T3">else</text:span></text:p>
      <text:p text:style-name="P9"><text:span text:style-name="T7"><text:tab/><text:tab/><text:tab/>{</text:span></text:p>
      <text:p text:style-name="P9"><text:span text:style-name="T7"><text:tab/><text:tab/><text:tab/><text:tab/>cout &lt;&lt; </text:span><text:span text:style-name="T16">"</text:span><text:span text:style-name="T18">Уравнение</text:span><text:span text:style-name="T16"> "</text:span><text:span text:style-name="T7"> &lt;&lt; a &lt;&lt; </text:span><text:span text:style-name="T16">"x^2 "</text:span><text:span text:style-name="T7"> &lt;&lt; showpos &lt;&lt; c &lt;&lt;</text:span></text:p>
      <text:p text:style-name="P9"><text:span text:style-name="T7"><text:tab/><text:tab/><text:tab/><text:tab/><text:tab/><text:tab/></text:span><text:span text:style-name="T16">" = 0"</text:span><text:span text:style-name="T7"> &lt;&lt; </text:span><text:span text:style-name="T20">endl</text:span><text:span text:style-name="T7">;</text:span></text:p>
      <text:p text:style-name="P9"><text:span text:style-name="T7"><text:tab/><text:tab/><text:tab/>}</text:span></text:p>
      <text:p text:style-name="P9"><text:span text:style-name="T7"><text:tab/><text:tab/>}</text:span><text:span text:style-name="T3">else</text:span></text:p>
      <text:p text:style-name="P9"><text:span text:style-name="T7"><text:tab/><text:tab/>{</text:span></text:p>
      <text:p text:style-name="P9"><text:span text:style-name="T7"><text:tab/><text:tab/><text:tab/></text:span><text:span text:style-name="T3">if</text:span><text:span text:style-name="T7"> (c == .0)</text:span></text:p>
      <text:p text:style-name="P9"><text:span text:style-name="T7"><text:tab/><text:tab/><text:tab/>{</text:span></text:p>
      <text:p text:style-name="P9"><text:span text:style-name="T7"><text:tab/><text:tab/><text:tab/><text:tab/>cout &lt;&lt; </text:span><text:span text:style-name="T16">"</text:span><text:span text:style-name="T18">Уравнение</text:span><text:span text:style-name="T16"> "</text:span><text:span text:style-name="T7"> &lt;&lt; a &lt;&lt; </text:span><text:span text:style-name="T16">"x^2 "</text:span><text:span text:style-name="T7">&lt;&lt; showpos &lt;&lt; b &lt;&lt;</text:span></text:p>
      <text:p text:style-name="P9"><text:span text:style-name="T7"><text:tab/><text:tab/><text:tab/><text:tab/><text:tab/><text:tab/></text:span><text:span text:style-name="T16">"x = 0"</text:span><text:span text:style-name="T7"> &lt;&lt; </text:span><text:span text:style-name="T20">endl</text:span><text:span text:style-name="T7">;</text:span></text:p>
      <text:p text:style-name="P9"><text:span text:style-name="T7"><text:tab/><text:tab/><text:tab/>}</text:span><text:span text:style-name="T3">else</text:span></text:p>
      <text:p text:style-name="P9"><text:span text:style-name="T7"><text:tab/><text:tab/><text:tab/>{</text:span></text:p>
      <text:p text:style-name="P9"><text:span text:style-name="T7"><text:tab/><text:tab/><text:tab/><text:tab/>cout &lt;&lt; </text:span><text:span text:style-name="T16">"</text:span><text:span text:style-name="T18">Уравнение</text:span><text:span text:style-name="T16"> "</text:span><text:span text:style-name="T7"> &lt;&lt; a &lt;&lt; </text:span><text:span text:style-name="T16">"x^2 "</text:span><text:span text:style-name="T7"> &lt;&lt; showpos &lt;&lt; b &lt;&lt;</text:span></text:p>
      <text:p text:style-name="P9"><text:span text:style-name="T7"><text:tab/><text:tab/><text:tab/><text:tab/><text:tab/><text:tab/></text:span><text:span text:style-name="T16">"x "</text:span><text:span text:style-name="T7"> &lt;&lt; c &lt;&lt; </text:span><text:span text:style-name="T16">" = 0"</text:span><text:span text:style-name="T7"> &lt;&lt; </text:span><text:span text:style-name="T20">endl</text:span><text:span text:style-name="T7">;</text:span></text:p>
      <text:p text:style-name="P9"><text:span text:style-name="T7"><text:tab/><text:tab/><text:tab/>}</text:span></text:p>
      <text:p text:style-name="P9"><text:soft-page-break/><text:span text:style-name="T7"><text:tab/><text:tab/>}</text:span></text:p>
      <text:p text:style-name="P9"><text:span text:style-name="T7"><text:tab/>}</text:span></text:p>
      <text:p text:style-name="P9"><text:span text:style-name="T7"><text:tab/>cout &lt;&lt; noshowpos;</text:span></text:p>
      <text:p text:style-name="P10"/>
      <text:p text:style-name="P9"><text:span text:style-name="T7"><text:tab/></text:span><text:span text:style-name="T22">// </text:span><text:span text:style-name="T24">расчеты</text:span><text:span text:style-name="T22"> </text:span><text:span text:style-name="T24">корней</text:span></text:p>
      <text:p text:style-name="P9"><text:span text:style-name="T7"><text:tab/></text:span><text:span text:style-name="T3">if</text:span><text:span text:style-name="T7">(a == .0) </text:span><text:span text:style-name="T22">// </text:span><text:span text:style-name="T24">если</text:span><text:span text:style-name="T22"> </text:span><text:span text:style-name="T24">прямая</text:span></text:p>
      <text:p text:style-name="P9"><text:span text:style-name="T7"><text:tab/>{</text:span></text:p>
      <text:p text:style-name="P9"><text:span text:style-name="T7"><text:tab/><text:tab/></text:span><text:span text:style-name="T3">if</text:span><text:span text:style-name="T7">(b == .0) </text:span><text:span text:style-name="T22">// </text:span><text:span text:style-name="T24">если</text:span><text:span text:style-name="T22"> </text:span><text:span text:style-name="T24">прямая</text:span><text:span text:style-name="T22"> </text:span><text:span text:style-name="T24">параллельная</text:span><text:span text:style-name="T22"> </text:span><text:span text:style-name="T24">оси</text:span><text:span text:style-name="T22"> OX</text:span></text:p>
      <text:p text:style-name="P9"><text:span text:style-name="T7"><text:tab/><text:tab/>{</text:span></text:p>
      <text:p text:style-name="P9"><text:span text:style-name="T7"><text:tab/><text:tab/><text:tab/></text:span><text:span text:style-name="T3">if</text:span><text:span text:style-name="T7">(c == .0) </text:span><text:span text:style-name="T22">// </text:span><text:span text:style-name="T24">если</text:span><text:span text:style-name="T22"> </text:span><text:span text:style-name="T24">лежит</text:span><text:span text:style-name="T22"> </text:span><text:span text:style-name="T24">на</text:span><text:span text:style-name="T22"> </text:span><text:span text:style-name="T24">оси</text:span><text:span text:style-name="T22"> OX</text:span></text:p>
      <text:p text:style-name="P9"><text:span text:style-name="T7"><text:tab/><text:tab/><text:tab/>{</text:span></text:p>
      <text:p text:style-name="P9"><text:span text:style-name="T7"><text:tab/><text:tab/><text:tab/><text:tab/>cout &lt;&lt; </text:span><text:span text:style-name="T16">"</text:span><text:span text:style-name="T18">имеет</text:span><text:span text:style-name="T16"> </text:span><text:span text:style-name="T18">бесконечное</text:span><text:span text:style-name="T16"> </text:span><text:span text:style-name="T18">множество</text:span><text:span text:style-name="T16"> </text:span><text:span text:style-name="T18">корней</text:span><text:span text:style-name="T16">,"</text:span><text:span text:style-name="T7"> &lt;&lt;</text:span></text:p>
      <text:p text:style-name="P9"><text:span text:style-name="T7"><text:tab/><text:tab/><text:tab/><text:tab/><text:tab/><text:tab/></text:span><text:span text:style-name="T16">" x </text:span><text:span text:style-name="T18">может</text:span><text:span text:style-name="T16"> </text:span><text:span text:style-name="T18">принимать</text:span><text:span text:style-name="T16"> </text:span><text:span text:style-name="T18">любые</text:span><text:span text:style-name="T16"> </text:span><text:span text:style-name="T18">значения</text:span><text:span text:style-name="T16">"</text:span><text:span text:style-name="T7"> &lt;&lt; </text:span><text:span text:style-name="T20">endl</text:span><text:span text:style-name="T7">;</text:span></text:p>
      <text:p text:style-name="P9"><text:span text:style-name="T7"><text:tab/><text:tab/><text:tab/><text:tab/></text:span><text:span text:style-name="T3">return</text:span><text:span text:style-name="T7"> 0;</text:span></text:p>
      <text:p text:style-name="P9"><text:span text:style-name="T7"><text:tab/><text:tab/><text:tab/>}</text:span><text:span text:style-name="T3">else</text:span></text:p>
      <text:p text:style-name="P9"><text:span text:style-name="T7"><text:tab/><text:tab/><text:tab/>{</text:span></text:p>
      <text:p text:style-name="P9"><text:span text:style-name="T7"><text:tab/><text:tab/><text:tab/><text:tab/>cout &lt;&lt; </text:span><text:span text:style-name="T16">"</text:span><text:span text:style-name="T18">не</text:span><text:span text:style-name="T16"> </text:span><text:span text:style-name="T18">имеет</text:span><text:span text:style-name="T16"> </text:span><text:span text:style-name="T18">ни</text:span><text:span text:style-name="T16"> </text:span><text:span text:style-name="T18">одного</text:span><text:span text:style-name="T16"> </text:span><text:span text:style-name="T18">решения</text:span><text:span text:style-name="T16"> "</text:span></text:p>
      <text:p text:style-name="P9"><text:span text:style-name="T7"><text:tab/><text:tab/><text:tab/><text:tab/><text:tab/><text:tab/></text:span><text:span text:style-name="T16">"</text:span><text:span text:style-name="T18">на</text:span><text:span text:style-name="T16"> </text:span><text:span text:style-name="T18">множестве</text:span><text:span text:style-name="T16"> </text:span><text:span text:style-name="T18">действительных</text:span><text:span text:style-name="T16"> </text:span><text:span text:style-name="T18">чисел</text:span><text:span text:style-name="T16">"</text:span><text:span text:style-name="T7"> &lt;&lt;</text:span><text:span text:style-name="T20">endl</text:span><text:span text:style-name="T7">;</text:span></text:p>
      <text:p text:style-name="P9"><text:span text:style-name="T7"><text:tab/><text:tab/><text:tab/><text:tab/></text:span><text:span text:style-name="T3">return</text:span><text:span text:style-name="T7"> 0;</text:span></text:p>
      <text:p text:style-name="P9"><text:span text:style-name="T7"><text:tab/><text:tab/><text:tab/>}</text:span></text:p>
      <text:p text:style-name="P9"><text:span text:style-name="T7"><text:tab/><text:tab/>}</text:span><text:span text:style-name="T3">else</text:span><text:span text:style-name="T7"> </text:span><text:span text:style-name="T22">//</text:span><text:span text:style-name="T24">прямая</text:span><text:span text:style-name="T22"> </text:span><text:span text:style-name="T24">пересекает</text:span><text:span text:style-name="T22"> </text:span><text:span text:style-name="T24">ос</text:span><text:span text:style-name="T22"> OX</text:span></text:p>
      <text:p text:style-name="P9"><text:span text:style-name="T7"><text:tab/><text:tab/>{</text:span></text:p>
      <text:p text:style-name="P9"><text:span text:style-name="T7"><text:tab/><text:tab/><text:tab/>cout &lt;&lt; </text:span><text:span text:style-name="T16">" </text:span><text:span text:style-name="T18">имеет</text:span><text:span text:style-name="T16"> </text:span><text:span text:style-name="T18">единственный</text:span><text:span text:style-name="T16"> </text:span><text:span text:style-name="T18">корень</text:span><text:span text:style-name="T16"> "</text:span></text:p>
      <text:p text:style-name="P9"><text:span text:style-name="T7"><text:tab/><text:tab/><text:tab/><text:tab/><text:tab/></text:span><text:span text:style-name="T16">"</text:span><text:span text:style-name="T18">равный</text:span><text:span text:style-name="T16"> "</text:span><text:span text:style-name="T7"> &lt;&lt; -(c/b) &lt;&lt; </text:span><text:span text:style-name="T20">endl</text:span><text:span text:style-name="T7">;</text:span></text:p>
      <text:p text:style-name="P9"><text:span text:style-name="T7"><text:tab/><text:tab/><text:tab/></text:span><text:span text:style-name="T3">return</text:span><text:span text:style-name="T7"> 0;</text:span></text:p>
      <text:p text:style-name="P9"><text:span text:style-name="T7"><text:tab/><text:tab/>}</text:span></text:p>
      <text:p text:style-name="P9"><text:span text:style-name="T7"><text:tab/>}</text:span><text:span text:style-name="T3">else</text:span><text:span text:style-name="T7"> </text:span><text:span text:style-name="T22">// </text:span><text:span text:style-name="T24">значит</text:span><text:span text:style-name="T22"> </text:span><text:span text:style-name="T24">парабола</text:span></text:p>
      <text:p text:style-name="P9"><text:span text:style-name="T7"><text:tab/>{</text:span></text:p>
      <text:p text:style-name="P9"><text:span text:style-name="T7"><text:tab/><text:tab/></text:span><text:span text:style-name="T3">double</text:span><text:span text:style-name="T7"> d = b*b - 4*a*c;</text:span></text:p>
      <text:p text:style-name="P9"><text:span text:style-name="T7"><text:tab/><text:tab/></text:span><text:span text:style-name="T3">if</text:span><text:span text:style-name="T7">(d &lt; .0)</text:span></text:p>
      <text:p text:style-name="P9"><text:span text:style-name="T7"><text:tab/><text:tab/>{</text:span></text:p>
      <text:p text:style-name="P9"><text:span text:style-name="T7"><text:tab/><text:tab/><text:tab/>cout &lt;&lt; </text:span><text:span text:style-name="T16">"</text:span><text:span text:style-name="T18">не</text:span><text:span text:style-name="T16"> </text:span><text:span text:style-name="T18">имеет</text:span><text:span text:style-name="T16"> </text:span><text:span text:style-name="T18">ни</text:span><text:span text:style-name="T16"> </text:span><text:span text:style-name="T18">одного</text:span><text:span text:style-name="T16"> </text:span><text:span text:style-name="T18">решения</text:span><text:span text:style-name="T16"> </text:span><text:span text:style-name="T18">на</text:span><text:span text:style-name="T16"> </text:span><text:span text:style-name="T18">множестве</text:span><text:span text:style-name="T16">"</text:span></text:p>
      <text:p text:style-name="P9"><text:span text:style-name="T7"><text:tab/><text:tab/><text:tab/><text:tab/><text:tab/></text:span><text:span text:style-name="T16">" </text:span><text:span text:style-name="T18">действительных</text:span><text:span text:style-name="T16"> </text:span><text:span text:style-name="T18">чисел</text:span><text:span text:style-name="T16">"</text:span><text:span text:style-name="T7"> &lt;&lt; </text:span><text:span text:style-name="T20">endl</text:span><text:span text:style-name="T7">;</text:span></text:p>
      <text:p text:style-name="P9"><text:span text:style-name="T7"><text:tab/><text:tab/><text:tab/></text:span><text:span text:style-name="T3">return</text:span><text:span text:style-name="T7"> 0;</text:span></text:p>
      <text:p text:style-name="P9"><text:span text:style-name="T7"><text:tab/><text:tab/>}</text:span><text:span text:style-name="T3">else</text:span></text:p>
      <text:p text:style-name="P9"><text:span text:style-name="T7"><text:tab/><text:tab/><text:tab/></text:span><text:span text:style-name="T3">if</text:span><text:span text:style-name="T7">(d == .0)</text:span></text:p>
      <text:p text:style-name="P9"><text:span text:style-name="T7"><text:tab/><text:tab/><text:tab/>{</text:span></text:p>
      <text:p text:style-name="P9"><text:span text:style-name="T7"><text:tab/><text:tab/><text:tab/><text:tab/></text:span><text:span text:style-name="T3">double</text:span><text:span text:style-name="T7"> x1 = (-b)/(2*a);</text:span></text:p>
      <text:p text:style-name="P9"><text:span text:style-name="T7"><text:tab/><text:tab/><text:tab/><text:tab/>cout &lt;&lt; <text:s/></text:span><text:span text:style-name="T16">"</text:span><text:span text:style-name="T18">имеет</text:span><text:span text:style-name="T16"> </text:span><text:span text:style-name="T18">один</text:span><text:span text:style-name="T16"> </text:span><text:span text:style-name="T18">корень</text:span><text:span text:style-name="T16">, </text:span><text:span text:style-name="T18">равный</text:span><text:span text:style-name="T16"> "</text:span><text:span text:style-name="T7">&lt;&lt;x1&lt;&lt;</text:span><text:span text:style-name="T20">endl</text:span><text:span text:style-name="T7">;</text:span></text:p>
      <text:p text:style-name="P9"><text:span text:style-name="T7"><text:tab/><text:tab/><text:tab/><text:tab/></text:span><text:span text:style-name="T3">return</text:span><text:span text:style-name="T7"> 0;</text:span></text:p>
      <text:p text:style-name="P9"><text:span text:style-name="T7"><text:tab/><text:tab/><text:tab/>}</text:span><text:span text:style-name="T3">else</text:span></text:p>
      <text:p text:style-name="P9"><text:span text:style-name="T7"><text:tab/><text:tab/><text:tab/><text:tab/>{</text:span></text:p>
      <text:p text:style-name="P9"><text:span text:style-name="T7"><text:tab/><text:tab/><text:tab/><text:tab/><text:tab/></text:span><text:span text:style-name="T3">double</text:span><text:span text:style-name="T7"> sqrtd = </text:span><text:span text:style-name="T20">sqrt</text:span><text:span text:style-name="T7">(d);</text:span></text:p>
      <text:p text:style-name="P9"><text:span text:style-name="T7"><text:tab/><text:tab/><text:tab/><text:tab/><text:tab/></text:span><text:span text:style-name="T3">double</text:span><text:span text:style-name="T7"> doublA = a +a;</text:span></text:p>
      <text:p text:style-name="P9"><text:span text:style-name="T7"><text:tab/><text:tab/><text:tab/><text:tab/><text:tab/></text:span><text:span text:style-name="T3">double</text:span><text:span text:style-name="T7"> x1 = (-b + sqrtd)/doublA;</text:span></text:p>
      <text:p text:style-name="P9"><text:span text:style-name="T7"><text:tab/><text:tab/><text:tab/><text:tab/><text:tab/></text:span><text:span text:style-name="T3">double</text:span><text:span text:style-name="T7"> x2 = (-b - sqrtd)/doublA;</text:span></text:p>
      <text:p text:style-name="P9"><text:span text:style-name="T7"><text:tab/><text:tab/><text:tab/><text:tab/><text:tab/>cout &lt;&lt; </text:span><text:span text:style-name="T16">"</text:span><text:span text:style-name="T18">имеет</text:span><text:span text:style-name="T16"> </text:span><text:span text:style-name="T18">два</text:span><text:span text:style-name="T16"> </text:span><text:span text:style-name="T18">действительных</text:span><text:span text:style-name="T16"> </text:span><text:span text:style-name="T18">корня</text:span><text:span text:style-name="T16">:"</text:span><text:span text:style-name="T7"> &lt;&lt; </text:span><text:span text:style-name="T20">endl</text:span><text:span text:style-name="T7"> <text:tab/><text:tab/><text:tab/><text:tab/><text:tab/><text:tab/>&lt;&lt;</text:span><text:span text:style-name="T16">"X1 = "</text:span><text:span text:style-name="T7">&lt;&lt; x2 &lt;&lt; </text:span><text:span text:style-name="T20">endl</text:span><text:span text:style-name="T7"> &lt;&lt; </text:span><text:span text:style-name="T16">"X2 = "</text:span><text:span text:style-name="T7"> &lt;&lt; x1 <text:tab/><text:tab/><text:tab/><text:tab/><text:tab/><text:tab/><text:tab/>&lt;&lt;</text:span><text:span text:style-name="T20">endl</text:span><text:span text:style-name="T7">;</text:span></text:p>
      <text:p text:style-name="P9"><text:span text:style-name="T7"><text:tab/><text:tab/><text:tab/><text:tab/><text:tab/></text:span><text:span text:style-name="T3">return</text:span><text:span text:style-name="T7"> 0;</text:span></text:p>
      <text:p text:style-name="P9"><text:span text:style-name="T7"><text:tab/><text:tab/><text:tab/><text:tab/>}</text:span></text:p>
      <text:p text:style-name="P9"><text:span text:style-name="T7"><text:tab/>}</text:span></text:p>
      <text:p text:style-name="P9"><text:span text:style-name="T7">}</text:span></text:p>
      <text:p text:style-name="P7"><text:span text:style-name="T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Вывод</text:p>
      <text:p text:style-name="P4">При выполнении лабораторной работы №2, я научился <text:span text:style-name="T28">обращаться</text:span> с вещественными числами, <text:span text:style-name="T28">научился эффективным методам работы с ними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1:13:36.771483566</meta:creation-date>
    <dc:date>2017-09-21T21:17:33.596935850</dc:date>
    <meta:editing-duration>PT30M56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5" meta:paragraph-count="124" meta:word-count="517" meta:character-count="2930" meta:non-whitespace-character-count="2242"/>
  </office:meta>
</office:document-meta>
</file>